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officeooo:rsid="000fe1cf" officeooo:paragraph-rsid="000fe1cf"/>
    </style:style>
    <style:style style:name="P2" style:family="paragraph" style:parent-style-name="Standard">
      <style:paragraph-properties fo:text-align="start" style:justify-single-word="false"/>
      <style:text-properties style:text-underline-style="solid" style:text-underline-width="auto" style:text-underline-color="font-color" officeooo:rsid="000fe1cf" officeooo:paragraph-rsid="000fe1cf"/>
    </style:style>
    <style:style style:name="T1" style:family="text">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nopsis</text:p>
      <text:p text:style-name="P1"><text:span text:style-name="T1"/></text:p>
      <text:p text:style-name="P2"><text:span text:style-name="T1">Written to synchronise/backup files from my Windows laptop to my Linux PC. Client reads files and timestamps from the selected part of the filesystem and sends the information to the server. The server looks up the files and timestamps on the corresponding part of it's backup directories. If a file doesn't exist or has an earlier timestamp a request for update is sent to the client. On receiving the request the client reads the relevant file and sends it to the serv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0:44:53.497732019</meta:creation-date>
    <dc:date>2016-02-29T10:50:26.052967623</dc:date>
    <meta:editing-duration>PT5M32S</meta:editing-duration>
    <meta:editing-cycles>1</meta:editing-cycles>
    <meta:document-statistic meta:table-count="0" meta:image-count="0" meta:object-count="0" meta:page-count="1" meta:paragraph-count="2" meta:word-count="83" meta:character-count="481" meta:non-whitespace-character-count="400"/>
    <meta:generator>LibreOffice/5.0.2.2$Linux_X86_64 LibreOffice_project/00m0$Build-2</meta:generator>
  </office:meta>
</office:document-meta>
</file>